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2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he/</text:p>
      <text:p text:style-name="P2">Rossmore Hotel/</text:p>
      <text:p text:style-name="P2">WABASH AVE NEAR 18TH ST./</text:p>
      <text:p text:style-name="P2">Chicago USA./</text:p>
      <text:p text:style-name="P3">200 ROOMS AMERICAN PLAN,/</text:p>
      <text:p text:style-name="P3">HAUK &amp; LEE/</text:p>
      <text:p text:style-name="P3">PROPRIETORS./</text:p>
      <text:p text:style-name="P3">Chicago Ills. Jan 22nd 94/</text:p>
      <text:p text:style-name="P2">My Dear Father./</text:p>
      <text:p text:style-name="P2"><text:tab/>Your letter was received this mor-/ning and I was surprised to read that I was to/ go to Minneapolis, and tho there is no need to tell you/ that my heart is heavy at the thought of doing/ such a thing yet I go to begin a new life and I feel/ that I am under obligations which I will/ <text:span text:style-name="T2">never</text:span><text:span text:style-name="T3"> be able to repay./</text:span></text:p>
      <text:p text:style-name="P2"><text:soft-page-break/><text:span text:style-name="T3"><text:tab/>As I said before it is/ hard, </text:span><text:span text:style-name="T2">very hard</text:span><text:span text:style-name="T3"> to believe a person like I have/ been, but before Him who sees us all I swear/ to you that I shall do what is right before God/ and man and make amends for the dreadful/ past six months, tho' it will take me </text:span><text:span text:style-name="T2">many</text:span><text:span text:style-name="T3">/ </text:span><text:span text:style-name="T2">many</text:span><text:span text:style-name="T3"> years) as soon as I reach Minneapolis/ I shall seek a situation and go to work honorably./</text:span></text:p>
      <text:p text:style-name="P2"><text:span text:style-name="T3"><text:tab/>What money you advance for/ me as I said before I shall repay, and believe/ me that I care not for money either I seek/ for nothing if anybody, and all I look for/ now is a reestablishment of my good/ name which I once did credit to in Kansas/ City./</text:span></text:p>
      <text:p text:style-name="P2"><text:span text:style-name="T3"><text:tab/>God knows I sometimes think that I/ must have been crazy for I threw money/ into gambling houses, while I knew as soon as I/ entered them that all I had would go./</text:span></text:p>
      <text:p text:style-name="P2"><text:span text:style-name="T3"><text:tab/>Believe ere we just once/ more my dear Father and God knows you/ will have no cause to regret it./</text:span></text:p>
      <text:p text:style-name="P2"><text:span text:style-name="T3"><text:tab/>Lay your head down at/ night with the satisfaction that tho' I/ have been all that is bad and infamous,/</text:span></text:p>
      <text:p text:style-name="P2"><text:span text:style-name="T3"/></text:p>
      <text:p text:style-name="P2"><text:span text:style-name="T3">[Page 2]</text:span></text:p>
      <text:p text:style-name="P2"><text:span text:style-name="T3">yet I have reformed and am now making/ amends.</text:span></text:p>
      <text:p text:style-name="P2"><text:span text:style-name="T3"><text:tab/>I go to Minneapolis as soon as/ my ticket arrives where I start in again/ with the help of God in whom I put my/ trust./ <text:s/>Your son,/ Le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52:46.46</meta:creation-date>
    <dc:date>2011-12-19T14:05:22.65</dc:date>
    <dc:creator>Penn Libraries</dc:creator>
    <meta:editing-duration>PT00H12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493" meta:character-count="2885"/>
  </office:meta>
</office:document-meta>
</file>